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5">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office:value-type="string" calcext:value-type="string">
            <text:p>l0 – 90</text:p>
          </table:table-cell>
          <table:table-cell table:style-name="InterimResult" table:number-columns-repeated="6"/>
          <table:table-cell table:number-columns-repeated="16368"/>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formula="of:=RADIANS(122.932 - 90)" office:value-type="float" office:value="0.574771829266773" calcext:value-type="float">
            <text:p>0,574771829266773</text:p>
          </table:table-cell>
          <table:table-cell table:style-name="InterimResult" table:number-columns-repeated="6"/>
          <table:table-cell table:number-columns-repeated="16368"/>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4])" office:value-type="float" office:value="2.14675497995303" calcext:value-type="float">
            <text:p>2,14675497995303</text:p>
          </table:table-cell>
          <table:table-cell table:style-name="InterimResult" table:formula="of:=RADIANS([.E64])" office:value-type="float" office:value="0.785398163397448" calcext:value-type="float">
            <text:p>0,785398163397448</text:p>
          </table:table-cell>
          <table:table-cell table:style-name="InterimResult" table:number-columns-repeated="3"/>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CalcResult" table:formula="of:=ROUND([.G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DEGREES(-ASIN(SIN([.G64] - [.G63]) * COS([.H64]) * SEC([.I65])) + [.I63])" office:value-type="float" office:value="174.9521155852" calcext:value-type="float">
            <text:p>174,9521155852</text:p>
          </table:table-cell>
          <table:table-cell table:style-name="InterimResult" table:formula="of:=DEGREES([.I65])" office:value-type="float" office:value="32.6236869898277" calcext:value-type="float">
            <text:p>32,6236869898277</text:p>
          </table:table-cell>
          <table:table-cell table:style-name="InterimResult" table:formula="of:=ASIN(SIN([.H64]) * SIN([.H63]) + COS([.H64]) * COS([.H63]) * COS([.G64] - [.G63]))" office:value-type="float" office:value="0.569390752112531" calcext:value-type="float">
            <text:p>0,569390752112531</text:p>
          </table:table-cell>
          <table:table-cell table:style-name="InterimResult"/>
          <table:table-cell table:style-name="InterimResult" table:formula="of:=ASIN(SIN(RADIANS([.E64])) * SIN([.H$63]) +COS(RADIANS([.E64])) * COS([.H$63]) * COS(RADIANS([.C64]) - [.G$63]))" office:value-type="float" office:value="0.569390752112531" calcext:value-type="float">
            <text:p>0,569390752112531</text:p>
          </table:table-cell>
          <table:table-cell table:style-name="InterimResult" table:formula="of:=DEGREES([.K65])" office:value-type="float" office:value="32.6236869898277" calcext:value-type="float">
            <text:p>32,6236869898277</text:p>
          </table:table-cell>
          <table:table-cell table:style-name="InterimResult" table:formula="of:=SIN(RADIANS([.C64])-[.G$63])*COS(RADIANS([.E64]))/COS([.K65])" office:value-type="float" office:value="-0.788226853433798" calcext:value-type="float">
            <text:p>-0,788226853433798</text:p>
          </table:table-cell>
          <table:table-cell table:style-name="InterimResult" table:formula="of:=(SIN(RADIANS([.E64]))*COS([.$H$63])-COS(RADIANS([.E64]))*SIN([.$H$63])*COS(RADIANS([.C64])-[.$G$63]))/COS([.K5])" office:value-type="float" office:value="0.518295270124591" calcext:value-type="float">
            <text:p>0,518295270124591</text:p>
          </table:table-cell>
          <table:table-cell table:style-name="InterimResult" table:formula="of:=IF([.N65]&gt;0;-ASIN([.M65])+[.$I$63];-PI()+ASIN([.M65])+[.$I$63])" office:value-type="float" office:value="3.05349045029143" calcext:value-type="float">
            <text:p>3,05349045029143</text:p>
          </table:table-cell>
          <table:table-cell table:style-name="InterimResult" table:formula="of:=MOD(DEGREES([.O65]);360)" office:value-type="float" office:value="174.9521155852" calcext:value-type="float">
            <text:p>174,9521155852</text:p>
          </table:table-cell>
          <table:table-cell table:number-columns-repeated="16368"/>
        </table:table-row>
        <table:table-row table:style-name="ro8">
          <table:table-cell/>
          <table:table-cell table:style-name="CalcSeparator" table:number-columns-repeated="5"/>
          <table:table-cell table:style-name="InterimResult" table:number-columns-repeated="10"/>
          <table:table-cell table:number-columns-repeated="16368"/>
        </table:table-row>
        <table:table-row table:style-name="ro8">
          <table:table-cell/>
          <table:table-cell table:style-name="Calc"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7"/>
          <table:table-cell table:number-columns-repeated="16368"/>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formula="of:=RADIANS(282.86)" office:value-type="float" office:value="4.93683832219116" calcext:value-type="float">
            <text:p>4,93683832219116</text:p>
          </table:table-cell>
          <table:table-cell table:style-name="InterimResult" table:formula="of:=[.H63]" office:value-type="float" office:value="0.47347990079803" calcext:value-type="float">
            <text:p>0,47347990079803</text:p>
          </table:table-cell>
          <table:table-cell table:style-name="InterimResult" table:formula="of:=RADIANS(32.93)" office:value-type="float" office:value="0.574736922681733" calcext:value-type="float">
            <text:p>0,574736922681733</text:p>
          </table:table-cell>
          <table:table-cell table:style-name="InterimResult" table:number-columns-repeated="2"/>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68"/>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formula="of:=RADIANS([.C69])" office:value-type="float" office:value="2.14675497995303" calcext:value-type="float">
            <text:p>2,14675497995303</text:p>
          </table:table-cell>
          <table:table-cell table:style-name="InterimResult" table:formula="of:=RADIANS([.E69])" office:value-type="float" office:value="0.785398163397448" calcext:value-type="float">
            <text:p>0,785398163397448</text:p>
          </table:table-cell>
          <table:table-cell table:style-name="InterimResult" table:number-columns-repeated="2"/>
          <table:table-cell table:style-name="InterimResult" table:formula="of:=ASIN(SIN(RADIANS([.E69]))*SIN([.H$63])+COS(RADIANS([.E69]))*COS([.H$63])*COS([.$I$63]-RADIANS([.C69]) ))" office:value-type="float" office:value="1.25887661997122" calcext:value-type="float">
            <text:p>1,25887661997122</text:p>
          </table:table-cell>
          <table:table-cell table:style-name="InterimResult" table:formula="of:=DEGREES([.K69])" office:value-type="float" office:value="72.1283172520454" calcext:value-type="float">
            <text:p>72,1283172520454</text:p>
          </table:table-cell>
          <table:table-cell table:style-name="InterimResult" table:formula="of:=COS(RADIANS([.E69]))*SIN([.$I$63]-RADIANS([.C69]))/COS([.K69])" office:value-type="float" office:value="-0.00273459940857415" calcext:value-type="float">
            <text:p>-0,00273459940857415</text:p>
          </table:table-cell>
          <table:table-cell table:style-name="InterimResult" table:formula="of:=(SIN(RADIANS([.E69]))*COS([.$H$63])-COS(RADIANS([.E69]))*SIN([.$H$63])*COS([.$I$63]-RADIANS([.C69])))/COS([.K69])" office:value-type="float" office:value="0.999996260976045" calcext:value-type="float">
            <text:p>0,999996260976045</text:p>
          </table:table-cell>
          <table:table-cell table:style-name="InterimResult" table:formula="of:=IF([.N69]&gt;0;ASIN([.M69])+[.$G$63];PI()-ASIN([.M69])+[.$G$63])" office:value-type="float" office:value="3.36329866593318" calcext:value-type="float">
            <text:p>3,36329866593318</text:p>
          </table:table-cell>
          <table:table-cell table:style-name="InterimResult" table:formula="of:=MOD(DEGREES([.O69]);360)" office:value-type="float" office:value="192.702818799951" calcext:value-type="float">
            <text:p>192,702818799951</text:p>
          </table:table-cell>
          <table:table-cell table:number-columns-repeated="16368"/>
        </table:table-row>
        <table:table-row table:style-name="ro8">
          <table:table-cell/>
          <table:table-cell table:style-name="Calc" office:value-type="string" calcext:value-type="string">
            <text:p>Right ascension (α):</text:p>
          </table:table-cell>
          <table:table-cell table:style-name="CalcResult" table:formula="of:=ROUND([.G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DEGREES(ATAN((COS([.G69] - [.J63])) / (COS([.H63]) * TAN([.H69]) - SIN([.H63]) * SIN([.G69] - [.J63]))) + [.G63])" office:value-type="float" office:value="192.702818799951" calcext:value-type="float">
            <text:p>192,702818799951</text:p>
          </table:table-cell>
          <table:table-cell table:style-name="InterimResult" table:formula="of:=DEGREES([.I70])" office:value-type="float" office:value="72.1283172520454" calcext:value-type="float">
            <text:p>72,1283172520454</text:p>
          </table:table-cell>
          <table:table-cell table:style-name="InterimResult" table:formula="of:=ASIN(SIN([.H69]) * SIN([.H63]) + COS([.H69]) * COS([.H63]) * COS([.G69] - [.I63]))" office:value-type="float" office:value="1.25887661997122" calcext:value-type="float">
            <text:p>1,25887661997122</text:p>
          </table:table-cell>
          <table:table-cell table:style-name="InterimResult" table:number-columns-repeated="7"/>
          <table:table-cell table:number-columns-repeated="16368"/>
        </table:table-row>
        <table:table-row table:style-name="ro8">
          <table:table-cell/>
          <table:table-cell table:style-name="Calc" table:number-columns-repeated="5"/>
          <table:table-cell table:style-name="InterimResult" table:number-columns-repeated="10"/>
          <table:table-cell table:number-columns-repeated="16368"/>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table-cell table:style-name="InterimResult" table:formula="of:=DEGREES(ACOS((COS([.H69]) * COS([.G69] - [.I68])) / COS([.I70])) + [.G68])" office:value-type="float" office:value="373.021289480377" calcext:value-type="float">
            <text:p>373,021289480377</text:p>
          </table:table-cell>
          <table:table-cell table:style-name="InterimResult" table:formula="of:=DEGREES([.G68] - ASIN((COS([.H68]) * SIN([.I70])) / (SIN([.H68]) * COS([.I70]) - COS([.H69]))))" office:value-type="string" office:string-value="" calcext:value-type="error">
            <text:p>#NUM!</text:p>
          </table:table-cell>
          <table:table-cell table:style-name="InterimResult" table:number-columns-repeated="7"/>
          <table:table-cell table:number-columns-repeated="16368"/>
        </table:table-row>
        <table:table-row table:style-name="ro8">
          <table:table-cell/>
          <table:table-cell table:style-name="CalcBoxBottom" table:number-columns-repeated="5"/>
          <table:table-cell table:style-name="InterimResult" table:number-columns-repeated="10"/>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5"/>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7"/>
        <table:named-range table:name="CubicInch" table:base-cell-address="$Constants.$C$44" table:cell-range-address="$Constants.$F$96"/>
        <table:named-range table:name="CubicMile" table:base-cell-address="$Constants.$C$45" table:cell-range-address="$Constants.$F$97"/>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2"/>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3"/>
        <table:named-range table:name="InternationalInch" table:base-cell-address="$Constants.$C$39" table:cell-range-address="$Constants.$C$93"/>
        <table:named-range table:name="InternationalMile" table:base-cell-address="$Constants.$F$40" table:cell-range-address="$Constants.$F$94"/>
        <table:named-range table:name="InternationalYard" table:base-cell-address="$Constants.$C$40" table:cell-range-address="$Constants.$C$94"/>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8"/>
        <table:named-range table:name="LightYear" table:base-cell-address="$Constants.$C$82" table:cell-range-address="$Constants.$C$82"/>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8"/>
        <table:named-range table:name="ParsecInLY" table:base-cell-address="$Constants.$C$10" table:cell-range-address="$Constants.$C$91"/>
        <table:named-range table:name="PhotonDistributionConstant" table:base-cell-address="$Constants.$C$38" table:cell-range-address="$Constants.$F$12"/>
        <table:named-range table:name="Pound" table:base-cell-address="$Constants.$F$42" table:cell-range-address="$Constants.$F$98"/>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5"/>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5"/>
        <table:named-range table:name="SquareMile" table:base-cell-address="$Constants.$F$41" table:cell-range-address="$Constants.$C$96"/>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1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